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+HELios simple test case</text:p>
      <text:p text:style-name="Standard"/>
      <text:p text:style-name="Standard">! The above line is necessary to tell AURORA what mode to run !</text:p>
      <text:p text:style-name="Standard"/>
      <text:p text:style-name="Standard">!/////////////////////////// CASE /////////////////////////!</text:p>
      <text:p text:style-name="Standard">! begin the definition of the problem by providing <text:s text:c="8"/>!</text:p>
      <text:p text:style-name="Standard">! <text:s text:c="2"/>* a x-section file name <text:s text:c="31"/>!</text:p>
      <text:p text:style-name="Standard">! <text:s text:c="2"/>* an Hermes file name to store your info <text:s text:c="14"/>!</text:p>
      <text:p text:style-name="Standard">! <text:s text:c="2"/>* a comment if you choose <text:s text:c="29"/>!</text:p>
      <text:p text:style-name="Standard">pinCell = CASE('hy047n18g110a.dat'/'H-pin.hrf'/'lab1_out')</text:p>
      <text:p text:style-name="Standard">! this example uses the 47-group neutron x-section library !</text:p>
      <text:p text:style-name="Standard"/>
      <text:p text:style-name="Standard">!/////////////////////// <text:s/>PARAMETERS //////////////////////!</text:p>
      <text:p text:style-name="Standard"/>
      <text:p text:style-name="Standard">$enrich = PAR("0.03") <text:s text:c="7"/>! enrichment x/100 !</text:p>
      <text:p text:style-name="Standard">$pdratio = PAR("5") <text:s text:c="6"/>! pitch/diameter ratio [cm] 1 =&lt; p/d !</text:p>
      <text:p text:style-name="Standard">$duo2 = PAR("1") <text:s text:c="10"/>! uo2 fuel diameter [cm] !</text:p>
      <text:p text:style-name="Standard">$tzr = PAR(".7/10") <text:s text:c="5"/>! zr clad thickness [cm] !</text:p>
      <text:p text:style-name="Standard">$diameter = PAR("$duo2+2*$tzr") <text:s text:c="3"/>! diameter of fuel + clad [cm] = fuel pin !</text:p>
      <text:p text:style-name="Standard">$rpin = PAR("$diameter/2") <text:s text:c="9"/>! fuel pin radius [cm] !</text:p>
      <text:p text:style-name="Standard">$pitch = PAR("$diameter*$pdratio") <text:s text:c="2"/>! pitch [cm] !</text:p>
      <text:p text:style-name="Standard">$hp = PAR("$pitch/2") <text:s text:c="15"/>! half the pitch [cm] !</text:p>
      <text:p text:style-name="Standard">$uo2num = PAR(".0223") <text:s text:c="15"/>! uo2 number density [1/b*cm] !</text:p>
      <text:p text:style-name="Standard">$nr = PAR("10") ! radial resolution, number of rings in fuel !</text:p>
      <text:p text:style-name="Standard">$rint = PAR("$duo2/2/$nr") ! thickness of each radial ring!</text:p>
      <text:p text:style-name="Standard">! radius of each spatial ring in fuel !</text:p>
      <text:p text:style-name="Standard">$rf1 = PAR("$rint")</text:p>
      <text:p text:style-name="Standard">$rf2 = PAR("2*$rint")</text:p>
      <text:p text:style-name="Standard">$rf3 = PAR("3*$rint")</text:p>
      <text:p text:style-name="Standard">$rf4 = PAR("4*$rint")</text:p>
      <text:p text:style-name="Standard">$rf5 = PAR("5*$rint")</text:p>
      <text:p text:style-name="Standard">$rf6 = PAR("6*$rint")</text:p>
      <text:p text:style-name="Standard">$rf7 = PAR("7*$rint")</text:p>
      <text:p text:style-name="Standard">$rf8 = PAR("8*$rint")</text:p>
      <text:p text:style-name="Standard">$rf9 = PAR("9*$rint")</text:p>
      <text:p text:style-name="Standard">$rf10 <text:s/>= PAR("10*$rint")</text:p>
      <text:p text:style-name="Standard"/>
      <text:p text:style-name="Standard">!/////////////////////// <text:s/>MATERIALS <text:s/>//////////////////////!</text:p>
      <text:p text:style-name="Standard">! define materials with a density (g/cc) <text:s text:c="18"/>!</text:p>
      <text:p text:style-name="Standard">! <text:s text:c="4"/>and a composition (weight percent) <text:s text:c="18"/>!</text:p>
      <text:p text:style-name="Standard">h2o = MAT( 1.00/ 1001, 11.1 ; 8016, 88.9 )</text:p>
      <text:p text:style-name="Standard">uo2 = MAT( /92235, "$enrich*$uo2num" ! u235 ! ;</text:p>
      <text:p text:style-name="Standard"><text:s text:c="11"/>92238, "(1-$enrich)*$uo2num" ! u238 ! ; </text:p>
      <text:p text:style-name="Standard"><text:s text:c="11"/>8001, "2*$uo2num" ! o16 !)</text:p>
      <text:p text:style-name="Standard">zr <text:s/>= MAT( <text:s text:c="2"/>/ 40002, 4.29E-2 )</text:p>
      <text:p text:style-name="Standard">! You can leave the density blank and give specific atom <text:s text:c="2"/>!</text:p>
      <text:p text:style-name="Standard">! <text:s text:c="3"/>densities for each isotope. <text:s text:c="26"/>!</text:p>
      <text:p text:style-name="Standard">! There are some "special" isotopes that represent <text:s text:c="8"/>!</text:p>
      <text:p text:style-name="Standard">! <text:s text:c="3"/>blended materials: 40002 = zircaloy <text:s text:c="18"/>!</text:p>
      <text:p text:style-name="Standard"><text:soft-page-break/></text:p>
      <text:p text:style-name="Standard">!/////////////////////// <text:s text:c="2"/>GEOMETRY <text:s text:c="2"/>/////////////////////!</text:p>
      <text:p text:style-name="Standard"/>
      <text:p text:style-name="Standard">! Define a pin with the radii of different regions and the !</text:p>
      <text:p text:style-name="Standard">! <text:s text:c="3"/>name of each region <text:s text:c="34"/>!</text:p>
      <text:p text:style-name="Standard">pin = CCS( <text:s/>"$rf1", "$rf2", "$rf3", "$rf4", "$rf5", "$rf6", </text:p>
      <text:p text:style-name="Standard"><text:s text:c="12"/>"$rf7", "$rf8", "$rf9", "$rf10", "$rpin"</text:p>
      <text:p text:style-name="Standard"><text:s text:c="12"/>/ / fuel1, fuel2, fuel3, fuel4, fuel5, fuel6, </text:p>
      <text:p text:style-name="Standard"><text:s text:c="16"/>fuel7, fuel8, fuel9, fuel10, clad )</text:p>
      <text:p text:style-name="Standard"/>
      <text:p text:style-name="Standard">! Define a simple structure with four regions surrounding a pin <text:s text:c="6"/>!</text:p>
      <text:p text:style-name="Standard">! <text:s text:c="68"/>!</text:p>
      <text:p text:style-name="Standard">! <text:s text:c="13"/>2---------6---------3 <text:s text:c="33"/>!</text:p>
      <text:p text:style-name="Standard">! <text:s text:c="13"/>| <text:s text:c="8"/>| <text:s text:c="8"/>| <text:s text:c="33"/>!</text:p>
      <text:p text:style-name="Standard">! <text:s text:c="13"/>| <text:s text:c="5"/>_/10\_ <text:s text:c="6"/>| <text:s text:c="33"/>!</text:p>
      <text:p text:style-name="Standard">! <text:s text:c="13"/>| <text:s text:c="4"/>/ <text:s text:c="5"/>\ <text:s text:c="5"/>| <text:s text:c="33"/>!</text:p>
      <text:p text:style-name="Standard">! <text:s text:c="13"/>5----9 <text:s text:c="7"/>11----7 <text:s text:c="33"/>!</text:p>
      <text:p text:style-name="Standard">! <text:s text:c="13"/>| <text:s text:c="4"/>\_ <text:s text:c="3"/>_/ <text:s text:c="5"/>| <text:s text:c="33"/>!</text:p>
      <text:p text:style-name="Standard">! <text:s text:c="13"/>| <text:s text:c="6"/>\12/ <text:s text:c="7"/>| <text:s text:c="33"/>!</text:p>
      <text:p text:style-name="Standard">! <text:s text:c="13"/>| <text:s text:c="8"/>| <text:s text:c="8"/>| <text:s text:c="33"/>!</text:p>
      <text:p text:style-name="Standard">! <text:s text:c="13"/>1---------8---------4 <text:s text:c="33"/>!</text:p>
      <text:p text:style-name="Standard">! <text:s text:c="68"/>!</text:p>
      <text:p text:style-name="Standard"/>
      <text:p text:style-name="Standard">! important data for a structure <text:s text:c="37"/>!</text:p>
      <text:p text:style-name="Standard">! <text:s text:c="2"/>* corner points <text:s text:c="50"/>!</text:p>
      <text:p text:style-name="Standard">! <text:s text:c="2"/>* other points <text:s text:c="51"/>!</text:p>
      <text:p text:style-name="Standard">! <text:s text:c="2"/>* number of corners <text:s text:c="46"/>!</text:p>
      <text:p text:style-name="Standard">! <text:s text:c="2"/>* name of background <text:s text:c="45"/>!</text:p>
      <text:p text:style-name="Standard">! <text:s text:c="2"/>* name and location of any pins (CCS) <text:s text:c="28"/>!</text:p>
      <text:p text:style-name="Standard">! <text:s text:c="2"/>* map of N-1 regions with their names <text:s text:c="28"/>!</text:p>
      <text:p text:style-name="Standard">cell = STR(("-$hp","-$hp")("-$hp",$hp)($hp,$hp)($hp,"-$hp")</text:p>
      <text:p text:style-name="Standard"><text:s text:c="7"/>("-$hp",0)(0,$hp)($hp,0)(0,"-$hp")</text:p>
      <text:p text:style-name="Standard"><text:s text:c="7"/>("-$rpin",0)(0,$rpin)($rpin,0)(0,"-$rpin")</text:p>
      <text:p text:style-name="Standard"><text:s text:c="7"/>/4,cool/pin(0,0)/ 1,5,9,12,8,SW; 3,7,11,10,6,NE; 5,2,6,10,9,NW)</text:p>
      <text:p text:style-name="Standard"/>
      <text:p text:style-name="Standard">! Define the system !</text:p>
      <text:p text:style-name="Standard">unitCell = CNX(cell)</text:p>
      <text:p text:style-name="Standard">! in this simple example, you need this CNX simply to define what <text:s text:c="4"/>!</text:p>
      <text:p text:style-name="Standard">! <text:s text:c="3"/>the system is <text:s text:c="51"/>!</text:p>
      <text:p text:style-name="Standard"/>
      <text:p text:style-name="Standard">! define a boundary condition <text:s text:c="7"/>!</text:p>
      <text:p text:style-name="Standard">unitCell = BDRY( (1,1,1)4(0) )</text:p>
      <text:p text:style-name="Standard">! this example defines a reflecting boundary condition using 4 angles !</text:p>
      <text:p text:style-name="Standard"/>
      <text:p text:style-name="Standard">!////////////////// <text:s/>FILL MATERIALS IN GEOM <text:s/>//////////////!</text:p>
      <text:p text:style-name="Standard"/>
      <text:p text:style-name="Standard">! connect potential mappings of materials, temperatures and densities !</text:p>
      <text:p text:style-name="Standard">! with regions <text:s text:c="55"/>!</text:p>
      <text:p text:style-name="Standard">mov = OVLM(h2o/*-**/uo2/*-*-*/zr/*-*-clad)</text:p>
      <text:p text:style-name="Standard"><text:soft-page-break/>dov = OVLD(1/*-**)</text:p>
      <text:p text:style-name="Standard">tov = OVLT(573/*-**/1273/*-*-*/623/*-*-clad)</text:p>
      <text:p text:style-name="Standard"/>
      <text:p text:style-name="Standard">! use those mappings !</text:p>
      <text:p text:style-name="Standard">mos = OVSM( mov )</text:p>
      <text:p text:style-name="Standard">dos = OVSD( dov )</text:p>
      <text:p text:style-name="Standard">tos = OVST( tov )</text:p>
      <text:p text:style-name="Standard"/>
      <text:p text:style-name="Standard">! combine mappings into a state !</text:p>
      <text:p text:style-name="Standard">! <text:s text:c="2"/>* material overlay set <text:s text:c="5"/>!</text:p>
      <text:p text:style-name="Standard">! <text:s text:c="2"/>* density overlay set <text:s text:c="6"/>!</text:p>
      <text:p text:style-name="Standard">! <text:s text:c="2"/>* temperature overlay set <text:s text:c="2"/>!</text:p>
      <text:p text:style-name="Standard">baseConfig = STAT(mos, dos, tos, 25)</text:p>
      <text:p text:style-name="Standard"/>
      <text:p text:style-name="Standard">!/////////////////// <text:s/>BURNUP <text:s text:c="2"/>/////////////////!</text:p>
      <text:p text:style-name="Standard">burnup = PATH( /(baseConfig) )</text:p>
      <text:p text:style-name="Standard"/>
      <text:p text:style-name="Standard">!////////////////// <text:s text:c="3"/>OUTPUT ////////////////!</text:p>
      <text:p text:style-name="Standard">! - Group structures - !</text:p>
      <text:p text:style-name="Standard">ng1 <text:s text:c="2"/>= GROUP(N/0) <text:s text:c="3"/>! 1-group definition !</text:p>
      <text:p text:style-name="Standard">ng2 <text:s text:c="2"/>= GROUP(N/0.6,0) <text:s text:c="3"/>! 2-group definition !</text:p>
      <text:p text:style-name="Standard">ngall = GROUP(N/) <text:s text:c="3"/>! all (47) groups <text:s text:c="3"/>!</text:p>
      <text:p text:style-name="Standard"/>
      <text:p text:style-name="Standard">! - areas - !</text:p>
      <text:p text:style-name="Standard">allSmear <text:s/>= AREA( &lt;*-**&gt; ) <text:s text:c="3"/>! spatial homgenization over entire geometry !</text:p>
      <text:p text:style-name="Standard">fuelSmear = AREA( &lt;*-*-fuel1, *-*-fuel2, *-*-fuel3, *-*-fuel4, </text:p>
      <text:p text:style-name="Standard"><text:s text:c="19"/>*-*-fuel5, *-*-fuel6, *-*-fuel7, *-*-fuel8, </text:p>
      <text:p text:style-name="Standard"><text:s text:c="19"/>*-*-fuel9, *-*-fuel10&gt; ) <text:s text:c="3"/></text:p>
      <text:p text:style-name="Standard"><text:s text:c="19"/>! <text:s text:c="3"/>" <text:s text:c="9"/>" <text:s text:c="7"/>" <text:s text:c="2"/>all fuel !</text:p>
      <text:p text:style-name="Standard">restSmear = AREA( &lt;*-0-*, *-*-clad&gt; ) <text:s text:c="3"/></text:p>
      <text:p text:style-name="Standard"><text:s text:c="16"/>! <text:s text:c="3"/>" <text:s text:c="9"/>" <text:s text:c="7"/>" <text:s text:c="2"/>all non-fuel!</text:p>
      <text:p text:style-name="Standard">modSmear <text:s/>= AREA( &lt;*-0-*&gt; ) <text:s text:c="3"/>! <text:s text:c="3"/>" <text:s text:c="9"/>" <text:s text:c="7"/>" <text:s text:c="2"/>coolant only <text:s text:c="3"/>!</text:p>
      <text:p text:style-name="Standard"/>
      <text:p text:style-name="Standard">! This does no homogenziation, but represents a list of regions in <text:s text:c="4"/>!</text:p>
      <text:p text:style-name="Standard">! <text:s text:c="3"/>CCS 1 <text:s text:c="60"/>!</text:p>
      <text:p text:style-name="Standard">pinRadial = AREA( *-1-* )</text:p>
      <text:p text:style-name="Standard"/>
      <text:p text:style-name="Standard">! - stored data - !</text:p>
      <text:p text:style-name="Standard">dat2gAll <text:s/>= MACRO(ng2, allSmear/ dn, tr, fi, kf, ab)</text:p>
      <text:p text:style-name="Standard">dat2gFuel = MACRO(ng2,fuelSmear/ dn, tr, fi, kf, ab)</text:p>
      <text:p text:style-name="Standard">dat2gRest = MACRO(ng2,restSmear/ dn, tr, fi, kf, ab)</text:p>
      <text:p text:style-name="Standard"/>
      <text:p text:style-name="Standard">dat1gAll <text:s/>= MACRO(ng1, allSmear/ dn, tr, fi, kf, ab)</text:p>
      <text:p text:style-name="Standard">dat1gFuel = MACRO(ng1, fuelSmear/ dn, tr, fi, kf, ab)</text:p>
      <text:p text:style-name="Standard">dat1gRest = MACRO(ng1, restSmear/ dn, tr, fi, kf, ab)</text:p>
      <text:p text:style-name="Standard"/>
      <text:p text:style-name="Standard">datNgAll <text:s/>= MACRO(ngall, allSmear/ dn, tr, fi, kf, ab, p0, p1)</text:p>
      <text:p text:style-name="Standard">datNgFuel = MACRO(ngall, fuelSmear/ dn, tr, fi, kf, ab, p0, p1)</text:p>
      <text:p text:style-name="Standard">datNgMod <text:s/>= MACRO(ngall,restSmear/ dn, tr, fi, kf, ab, p0, p1)</text:p>
      <text:p text:style-name="Standard"><text:soft-page-break/></text:p>
      <text:p text:style-name="Standard">! this stores one set of 2-group results for each radial region in the fuel !</text:p>
      <text:p text:style-name="Standard">fxRadial = MACRO(ng2,pinRadial/ ab)</text:p>
      <text:p text:style-name="Standard"/>
      <text:p text:style-name="Standard">!/////////////////// <text:s/>RUN <text:s text:c="2"/>/////////////////!</text:p>
      <text:p text:style-name="Standard">! the name of this object should be the same as the CASE() at the top !</text:p>
      <text:p text:style-name="Standard">pinCell = RUN(OUT : 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20:05:29</meta:creation-date>
    <dc:date>2013-09-29T20:05:46</dc:date>
    <meta:editing-duration>P0D</meta:editing-duration>
    <meta:editing-cycles>1</meta:editing-cycles>
    <meta:document-statistic meta:table-count="0" meta:image-count="0" meta:object-count="0" meta:page-count="4" meta:paragraph-count="130" meta:word-count="866" meta:character-count="6658" meta:non-whitespace-character-count="4197"/>
    <meta:generator>LibreOffice/3.5$Linux_X86_64 LibreOffice_project/350m1$Build-2</meta:generator>
  </office:meta>
</office:document-meta>
</file>